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8pt" fo:font-weight="bold" officeooo:rsid="00044d8c" officeooo:paragraph-rsid="00044d8c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000000" loext:opacity="100%" style:font-name="Times New Roman" fo:font-size="18pt" fo:font-weight="bold" officeooo:rsid="00044d8c" officeooo:paragraph-rsid="00044d8c" style:font-size-asian="15.75pt" style:font-weight-asian="bold" style:font-size-complex="18pt" style:font-weight-complex="bold"/>
    </style:style>
    <style:style style:name="P3" style:family="paragraph" style:parent-style-name="Standard">
      <style:text-properties fo:color="#000000" loext:opacity="100%" style:font-name="Times New Roman" fo:font-size="12pt" fo:font-weight="normal" officeooo:rsid="00044d8c" officeooo:paragraph-rsid="00044d8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Times New Roman" fo:font-size="12pt" fo:font-weight="normal" officeooo:rsid="001bd704" officeooo:paragraph-rsid="001bd70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Times New Roman" fo:font-size="12pt" fo:font-weight="normal" officeooo:rsid="001c819b" officeooo:paragraph-rsid="001c819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" fo:font-size="12pt" fo:font-weight="normal" officeooo:rsid="001ee684" officeooo:paragraph-rsid="001ee68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Times New Roman" fo:font-size="12pt" fo:font-weight="bold" officeooo:rsid="00044d8c" officeooo:paragraph-rsid="00044d8c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loext:opacity="100%" style:font-name="Times New Roman" fo:font-size="12pt" fo:font-weight="bold" officeooo:rsid="0014add2" officeooo:paragraph-rsid="0014add2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style:font-name="Times New Roman" fo:font-size="18pt" fo:font-weight="bold" officeooo:rsid="0012176e" officeooo:paragraph-rsid="0012176e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000000" loext:opacity="100%" style:font-name="Times New Roman" fo:font-size="15pt" fo:font-weight="bold" officeooo:paragraph-rsid="0012176e" style:font-size-asian="15pt" style:font-size-complex="15pt"/>
    </style:style>
    <style:style style:name="P11" style:family="paragraph" style:parent-style-name="Standard">
      <style:paragraph-properties fo:break-before="page"/>
      <style:text-properties fo:color="#000000" loext:opacity="100%" style:font-name="Times New Roman" fo:font-size="15pt" fo:font-weight="bold" officeooo:rsid="00044d8c" officeooo:paragraph-rsid="00044d8c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6a067" officeooo:paragraph-rsid="0016a067" style:text-blinking="false" fo:background-color="transparent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rsid="0014add2" officeooo:paragraph-rsid="0014add2" style:text-blinking="false" fo:background-color="transparent" style:font-size-asian="15pt" style:font-weight-asian="bold" style:font-size-complex="15pt" style:font-weight-complex="bold"/>
    </style:style>
    <style:style style:name="P14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rsid="001bd704" officeooo:paragraph-rsid="001bd704" style:text-blinking="false" fo:background-color="transparent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1a7e"/>
    </style:style>
    <style:style style:name="T3" style:family="text">
      <style:text-properties officeooo:rsid="00071a89"/>
    </style:style>
    <style:style style:name="T4" style:family="text">
      <style:text-properties officeooo:rsid="00084548"/>
    </style:style>
    <style:style style:name="T5" style:family="text">
      <style:text-properties fo:font-style="normal" officeooo:rsid="00084548" style:font-style-asian="normal" style:font-style-complex="normal"/>
    </style:style>
    <style:style style:name="T6" style:family="text">
      <style:text-properties officeooo:rsid="000956b2"/>
    </style:style>
    <style:style style:name="T7" style:family="text">
      <style:text-properties officeooo:rsid="000a5e5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29f6" style:font-weight-asian="normal" style:font-weight-complex="normal"/>
    </style:style>
    <style:style style:name="T10" style:family="text">
      <style:text-properties fo:font-weight="normal" officeooo:rsid="000cb9ab" style:font-weight-asian="normal" style:font-weight-complex="normal"/>
    </style:style>
    <style:style style:name="T11" style:family="text">
      <style:text-properties fo:font-weight="normal" officeooo:rsid="000dd43b" style:font-weight-asian="normal" style:font-weight-complex="normal"/>
    </style:style>
    <style:style style:name="T12" style:family="text">
      <style:text-properties fo:font-weight="normal" officeooo:rsid="000f4ae5" style:font-weight-asian="normal" style:font-weight-complex="normal"/>
    </style:style>
    <style:style style:name="T13" style:family="text">
      <style:text-properties fo:font-weight="normal" officeooo:rsid="0016a067" style:font-weight-asian="normal" style:font-weight-complex="normal"/>
    </style:style>
    <style:style style:name="T14" style:family="text">
      <style:text-properties fo:font-weight="normal" officeooo:rsid="001db1e2" style:font-weight-asian="normal" style:font-weight-complex="normal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12af92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officeooo:rsid="000dd43b" style:text-blinking="false" fo:background-color="transparent" loext:char-shading-value="0"/>
    </style:style>
    <style:style style:name="T18" style:family="text">
      <style:text-properties officeooo:rsid="0012176e" style:font-weight-asian="bold" style:font-weight-complex="bold"/>
    </style:style>
    <style:style style:name="T19" style:family="text">
      <style:text-properties officeooo:rsid="001db1e2" style:font-weight-asian="bold" style:font-weight-complex="bold"/>
    </style:style>
    <style:style style:name="T20" style:family="text">
      <style:text-properties fo:font-size="12pt" fo:font-weight="normal" officeooo:rsid="001db1e2" style:font-size-asian="10.5pt" style:font-weight-asian="normal" style:font-size-complex="12pt" style:font-weight-complex="normal"/>
    </style:style>
    <style:style style:name="T21" style:family="text">
      <style:text-properties officeooo:rsid="0016a067"/>
    </style:style>
    <style:style style:name="T22" style:family="text">
      <style:text-properties officeooo:rsid="00181e60"/>
    </style:style>
    <style:style style:name="T23" style:family="text">
      <style:text-properties officeooo:rsid="00189a84"/>
    </style:style>
    <style:style style:name="T24" style:family="text">
      <style:text-properties officeooo:rsid="001a1bf7"/>
    </style:style>
    <style:style style:name="T25" style:family="text">
      <style:text-properties officeooo:rsid="001b6ee5"/>
    </style:style>
    <style:style style:name="T26" style:family="text">
      <style:text-properties officeooo:rsid="001bd704"/>
    </style:style>
    <style:style style:name="T27" style:family="text">
      <style:text-properties officeooo:rsid="001c819b"/>
    </style:style>
    <style:style style:name="T28" style:family="text">
      <style:text-properties officeooo:rsid="001ce5b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8">1) </text:span><text:bookmark text:name="docs-internal-guid-fc6eeb8e-7fff-f510-e598-ce6452f55cf4"/><text:span text:style-name="T15">Encontre dois modelos de negócio na internet que você julgue interessante relatando:</text:span></text:p>
      <text:p text:style-name="P9"/>
      <text:p text:style-name="P1">-Amazon:</text:p>
      <text:p text:style-name="P1"/>
      <text:p text:style-name="P3">- <text:span text:style-name="T1">O Diferencial: </text:span><text:span text:style-name="T2">Empresa de comércio eletrônico e entregas, ampliaram seus horizontes a fim de propor maior comodidade aos assinantes de seus serviços, adotando e aplicando tecnologia e praticidade no dia a dia, como seu serviço de entregas no mesmo dia, entregas feitas por drones, a </text:span><text:span text:style-name="T3">assistente virtual</text:span><text:span text:style-name="T2"> </text:span><text:span text:style-name="T3">para casa inteligente Alexa, o serviço de atendimento “VIP” do Amazon Prime, com direito a um vasto catálogo de filmes e séries, frete grátis e rápido ou desenvolvimento de jogos, como Lost Ark e New World.</text:span><text:span text:style-name="T2"> </text:span></text:p>
      <text:p text:style-name="P7"/>
      <text:p text:style-name="P3"><text:span text:style-name="T1">- As Tecnologias que usa: </text:span><text:span text:style-name="T3">Embora a empresa tenha diversos afluentes, </text:span><text:span text:style-name="T4">o site principal aparenta se estruturar com Java e C++, bem como Rust e alguns traços de Ruby e Framework .NET, dentre outros, dependendo da plataforma.</text:span></text:p>
      <text:p text:style-name="P7"/>
      <text:p text:style-name="P3"><text:span text:style-name="T1">- Como surgiu: </text:span><text:span text:style-name="T5">Fundada em 1994 por Jeff Bezos, que acreditava no potencial da internet como meio de comércio, originalmente vendia apenas livros, o que mudou bastante com o passar dos anos.</text:span></text:p>
      <text:p text:style-name="P7"/>
      <text:p text:style-name="P3"><text:span text:style-name="T1">- Público alvo: </text:span><text:span text:style-name="T4">Com sua ampla variedade de produtos e serviços, a Amazon abrange </text:span><text:span text:style-name="T6">t</text:span><text:span text:style-name="T4">o</text:span><text:span text:style-name="T6">do o</text:span><text:span text:style-name="T4"> público geral como seu alvo, </text:span><text:span text:style-name="T6">desde o comércio de brinquedos, roupas e eletrônicos até móveis, filmes e séries para todas as idades e integração com diversas empresas e plataformas para disponibilizar o melhor atendimento para prender a atenção dos consumidores.</text:span></text:p>
      <text:p text:style-name="P7"/>
      <text:p text:style-name="P7"/>
      <text:p text:style-name="P2">-<text:span text:style-name="T7">Game Jolt:</text:span></text:p>
      <text:p text:style-name="P2"/>
      <text:p text:style-name="P7">- <text:span text:style-name="T7">O Diferencial: </text:span><text:span text:style-name="T9">Site que possibilita aos usuários publicarem diversos jogos, motores gráficos/de jogos e frameworks próprias para uso e desenvolvimento de jogos, </text:span><text:span text:style-name="T10">bem como</text:span><text:span text:style-name="T9"> comunidades que permitem a interação dentre usuários que postam seu feedback aos desenvolvedores, que uma vez contentes com o estado de seus jogos, podem </text:span><text:span text:style-name="T10">vir a</text:span><text:span text:style-name="T9"> comercializar este</text:span><text:span text:style-name="T10">s. Permite a ampliação do mercado de trabalho ligado ao desenvolvimento de jogos e programação como um todo.</text:span></text:p>
      <text:p text:style-name="P7"/>
      <text:p text:style-name="P7">- <text:span text:style-name="T7">As Tecnologias que usa: </text:span><text:span text:style-name="T10">O site principal utiliza linguagens como php, MySQL, C, C++ e JavaScript, embora permita que os usuários publiquem conteúdos elaborados em GML, Unity, Ruby, SFML, dentre outros.</text:span></text:p>
      <text:p text:style-name="P7"/>
      <text:p text:style-name="P7">- <text:span text:style-name="T7">Como surgiu: </text:span><text:span text:style-name="T11">O desenvolvimento do site começou em 2002, por David DeCarmine, que pretendia criar uma plataforma onde desenvolvedores pudessem publicar e descobrir jogos indies rapidamente, com feedback enviado diretamente ao desenvolvedor. O site entrou em funcionamento em 2004.</text:span></text:p>
      <text:p text:style-name="P7"/>
      <text:p text:style-name="P7">- <text:span text:style-name="T7">Público alvo: </text:span><text:span text:style-name="T11">Todos que se interessem em descobrir jogos indie ou publicá-los, com certas restrições de </text:span><text:span text:style-name="T12">conteúdo relacionados a</text:span><text:span text:style-name="T11"> idade, que leva a entender que pode haver algum enfoque no público de 10 – 18 anos.</text:span></text:p>
      <text:p text:style-name="P11"><text:bookmark text:name="docs-internal-guid-9d2cee7f-7fff-ad5e-014a-cad72df4d17a"/><text:span text:style-name="T16">2)</text:span><text:span text:style-name="T17">Quais são as principais linguagens utilizadas na Web pelos navegadores (Browsers</text:span><text:span text:style-name="T16">)?</text:span></text:p>
      <text:p text:style-name="P8"><text:span text:style-name="T11">A</text:span><text:span text:style-name="T8">lgumas das principais linguagens utilizadas nos navegadores Web são Java, Ruby, php, Python, CSS, HTML e JavaScript, C, </text:span><text:span text:style-name="T13">dentre outros.</text:span></text:p>
      <text:p text:style-name="P8"><text:span text:style-name="T13"/></text:p>
      <text:p text:style-name="P13"><text:bookmark text:name="docs-internal-guid-bc0b53aa-7fff-4b95-e23d-0099c309e20a"/><text:span text:style-name="T21">3) </text:span>Qual arquitetura a internet/web usa? Explique a mesma?</text:p>
      <text:p text:style-name="P12">A arquitetura <text:span text:style-name="T22">utilizada pela internet é o conjunto de protocolos TCP/IP. Estes protocolos são identificados por </text:span><text:span text:style-name="T23">sua padronização na rede de computadores, possibilitando </text:span><text:span text:style-name="T24">a </text:span><text:span text:style-name="T23">comunicação por </text:span><text:span text:style-name="T24">troca de informações </text:span><text:span text:style-name="T25">dentre computadores,</text:span><text:span text:style-name="T24"> seguindo </text:span><text:span text:style-name="T23">uma </text:span><text:span text:style-name="T24">espécie</text:span><text:span text:style-name="T23"> de “regra”.</text:span></text:p>
      <text:p text:style-name="P13"><text:bookmark text:name="docs-internal-guid-8183d6c1-7fff-c47f-fbec-0b4a67d3d5fa"/><text:span text:style-name="T26">4) </text:span>E a web qual protocolo utiliza para seu funcionamento? Como funciona este protocolo?</text:p>
      <text:p text:style-name="P4">A web utiliza o protocolo HTTP. Seu funcionamento <text:span text:style-name="T27">se dá quando o usuário envia a solicitação de dados a serem exibidos ao servidor, que confere essa solicitação e exibe para o usuário, os dados solicitados.</text:span></text:p>
      <text:p text:style-name="P4"/>
      <text:p text:style-name="P14"><text:bookmark text:name="docs-internal-guid-7c0f09b9-7fff-9054-af77-ebe0d4bd1460"/><text:span text:style-name="T27">5) </text:span>Quem determina os principais padrões na web que devem ser seguidos por linguagens e navegadores?</text:p>
      <text:p text:style-name="P5">Estes padrões da web são determinados por órgãos reconhecidos mundialmente, em especial a W3C (World Wide Web Consortium), mas há outros como a ECMA e WHATWG, <text:span text:style-name="T28">que almejam padronizar a linguagem utilizada para o desenvolvimento na web através de protocolos, no intuito que funcionem igualmente de forma mundial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duardo Augusto Ribeiro dos Sant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5T17:26:48.151000000</dc:date>
    <meta:editing-duration>PT2H28M26S</meta:editing-duration>
    <meta:editing-cycles>20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0" meta:word-count="597" meta:character-count="3804" meta:non-whitespace-character-count="3225"/>
  </office:meta>
</office:document-meta>
</file>